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Italic" style:font-family-generic="roman"/>
    <style:font-face style:name="Times New Roman4" svg:font-family="'Times New Roman'" style:font-adornments="Regular" style:font-family-generic="roman"/>
    <style:font-face style:name="Times New Roman5" svg:font-family="'Times New Roman'" style:font-adornments="Обычный" style:font-family-generic="roman" style:font-pitch="variable"/>
    <style:font-face style:name="Times New Roman6" svg:font-family="'Times New Roman'" style:font-adornments="Полужирный" style:font-family-generic="roman" style:font-pitch="variable"/>
  </office:font-face-decls>
  <office:automatic-styles>
    <style:style style:name="Таблица4" style:family="table">
      <style:table-properties style:width="8.446cm" fo:margin-left="8.05cm" table:align="left"/>
    </style:style>
    <style:style style:name="Таблица4.A" style:family="table-column">
      <style:table-column-properties style:column-width="4.223cm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1cm" table:align="margins" style:may-break-between-rows="false"/>
    </style:style>
    <style:style style:name="Table1.A" style:family="table-column">
      <style:table-column-properties style:column-width="8.255cm" style:rel-column-width="32767*"/>
    </style:style>
    <style:style style:name="Table1.B" style:family="table-column">
      <style:table-column-properties style:column-width="8.25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6.51cm" table:align="margins" style:may-break-between-rows="true" table:border-model="collapsing"/>
    </style:style>
    <style:style style:name="Table2.A" style:family="table-column">
      <style:table-column-properties style:column-width="8.255cm" style:rel-column-width="32767*"/>
    </style:style>
    <style:style style:name="Table2.B" style:family="table-column">
      <style:table-column-properties style:column-width="8.255cm" style:rel-column-width="3276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5" style:family="table-row">
      <style:table-row-properties style:min-row-height="0.827cm" fo:keep-together="auto"/>
    </style:style>
    <style:style style:name="P1" style:family="paragraph" style:parent-style-name="Footer">
      <style:paragraph-properties fo:text-align="center" style:justify-single-word="false"/>
      <style:text-properties fo:language="en" fo:country="US" officeooo:rsid="024c0f1a" officeooo:paragraph-rsid="024c0f1a"/>
    </style:style>
    <style:style style:name="P2" style:family="paragraph" style:parent-style-name="КП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weight="normal" officeooo:rsid="006d21b7" officeooo:paragraph-rsid="006fba76" style:font-size-asian="14pt" style:font-weight-asian="normal" style:font-size-complex="14pt" style:font-weight-complex="normal"/>
    </style:style>
    <style:style style:name="P3" style:family="paragraph" style:parent-style-name="КП">
      <style:paragraph-properties fo:margin-left="0cm" fo:margin-right="0cm" fo:text-align="center" style:justify-single-word="false" fo:text-indent="0cm" style:auto-text-indent="false"/>
      <style:text-properties fo:font-size="14pt" fo:language="en" fo:country="US" fo:font-weight="normal" officeooo:rsid="006d21b7" officeooo:paragraph-rsid="006d21b7" style:font-size-asian="14pt" style:font-weight-asian="normal" style:font-size-complex="14pt" style:font-weight-complex="normal"/>
    </style:style>
    <style:style style:name="P4" style:family="paragraph" style:parent-style-name="КП">
      <style:paragraph-properties fo:margin-left="0cm" fo:margin-right="0cm" fo:text-align="center" style:justify-single-word="false" fo:text-indent="0cm" style:auto-text-indent="false">
        <style:tab-stops>
          <style:tab-stop style:position="13.6cm"/>
        </style:tab-stops>
      </style:paragraph-properties>
      <style:text-properties fo:font-size="14pt" fo:language="en" fo:country="US" fo:font-weight="normal" officeooo:rsid="006d21b7" officeooo:paragraph-rsid="006d21b7" style:font-size-asian="14pt" style:font-weight-asian="normal" style:font-size-complex="14pt" style:font-weight-complex="normal"/>
    </style:style>
    <style:style style:name="P5" style:family="paragraph" style:parent-style-name="КП">
      <style:paragraph-properties fo:margin-left="0cm" fo:margin-right="0cm" fo:text-align="center" style:justify-single-word="false" fo:text-indent="0cm" style:auto-text-indent="false"/>
      <style:text-properties officeooo:paragraph-rsid="006fba76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251b067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language="en" fo:country="US" fo:font-weight="normal" officeooo:rsid="006d21b7" officeooo:paragraph-rsid="0251b067" style:font-size-asian="14pt" style:font-weight-asian="normal" style:font-name-complex="Times New Roman2" style:font-size-complex="14pt" style:font-weight-complex="normal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weight="bold" officeooo:paragraph-rsid="0251b067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margin-left="0cm" fo:margin-right="1.499cm" fo:margin-top="0cm" fo:margin-bottom="0cm" style:contextual-spacing="false" fo:text-align="center" style:justify-single-word="false" fo:text-indent="0cm" style:auto-text-indent="false"/>
      <style:text-properties style:font-name="Times New Roman1" fo:font-size="14pt" officeooo:paragraph-rsid="0251b067" style:font-size-asian="14pt" style:font-name-complex="Times New Roman2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1" fo:font-size="14pt" officeooo:rsid="029f48a4" officeooo:paragraph-rsid="029f48a4" style:font-size-asian="14pt" style:font-name-complex="Times New Roman2" style:font-size-complex="14pt"/>
    </style:style>
    <style:style style:name="P11" style:family="paragraph" style:parent-style-name="КП">
      <style:paragraph-properties fo:margin-left="0cm" fo:margin-right="0cm" fo:text-align="center" style:justify-single-word="false" fo:text-indent="0cm" style:auto-text-indent="false" fo:break-before="page"/>
      <style:text-properties fo:font-weight="bold" officeooo:rsid="0015bae9" officeooo:paragraph-rsid="0015bae9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Times New Roman5" fo:font-size="14pt" fo:language="ru" fo:country="RU" officeooo:rsid="006fba76" officeooo:paragraph-rsid="006fba76"/>
    </style:style>
    <style:style style:name="P13" style:family="paragraph" style:parent-style-name="Table_20_Contents">
      <style:paragraph-properties fo:text-align="end" style:justify-single-word="false"/>
      <style:text-properties style:font-name="Times New Roman5" fo:font-size="14pt"/>
    </style:style>
    <style:style style:name="P14" style:family="paragraph" style:parent-style-name="Table_20_Contents">
      <style:paragraph-properties fo:text-align="end" style:justify-single-word="false"/>
      <style:text-properties style:font-name="Times New Roman5" fo:font-size="14pt" officeooo:rsid="006fba76" officeooo:paragraph-rsid="006fba76"/>
    </style:style>
    <style:style style:name="P15" style:family="paragraph" style:parent-style-name="Table_20_Contents">
      <style:paragraph-properties fo:text-align="end" style:justify-single-word="false"/>
      <style:text-properties style:font-name="Times New Roman5" fo:font-size="14pt" officeooo:rsid="02b86881" officeooo:paragraph-rsid="02b86881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9f48a4" officeooo:paragraph-rsid="029f4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a7ab7f" officeooo:paragraph-rsid="02a7a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a7ab7f" officeooo:paragraph-rsid="02a7a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29f48a4" officeooo:paragraph-rsid="029f48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Times New Roman1" fo:font-size="14pt" fo:font-style="normal" fo:text-shadow="none" style:text-underline-style="none" fo:font-weight="normal" officeooo:paragraph-rsid="029f48a4" style:font-size-asian="14pt" style:font-style-asian="normal" style:font-weight-asian="normal" style:font-name-complex="Times New Roman2" style:font-size-complex="14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top="0cm" fo:margin-bottom="0cm" style:contextual-spacing="false"/>
      <style:text-properties officeooo:paragraph-rsid="0251b067"/>
    </style:style>
    <style:style style:name="P23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text-align="justify" style:justify-single-word="false"/>
      <style:text-properties officeooo:paragraph-rsid="029f48a4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officeooo:paragraph-rsid="029e471a"/>
    </style:style>
    <style:style style:name="P28" style:family="paragraph" style:parent-style-name="Text_20_body">
      <style:text-properties officeooo:rsid="02a13a94" officeooo:paragraph-rsid="02a13a94"/>
    </style:style>
    <style:style style:name="P29" style:family="paragraph" style:parent-style-name="Text_20_body">
      <style:paragraph-properties fo:text-align="justify" style:justify-single-word="false"/>
      <style:text-properties officeooo:rsid="02a21bf4" officeooo:paragraph-rsid="02a21bf4"/>
    </style:style>
    <style:style style:name="P30" style:family="paragraph" style:parent-style-name="Text_20_body">
      <style:text-properties officeooo:rsid="02a7a45c" officeooo:paragraph-rsid="02a7a45c"/>
    </style:style>
    <style:style style:name="P31" style:family="paragraph" style:parent-style-name="Text_20_body">
      <style:text-properties officeooo:rsid="02a7ab7f" officeooo:paragraph-rsid="02a7ab7f"/>
    </style:style>
    <style:style style:name="P32" style:family="paragraph" style:parent-style-name="Text_20_body">
      <style:text-properties officeooo:paragraph-rsid="02aea85e"/>
    </style:style>
    <style:style style:name="P33" style:family="paragraph" style:parent-style-name="Text_20_body">
      <style:paragraph-properties fo:text-align="justify" style:justify-single-word="false"/>
      <style:text-properties officeooo:rsid="02b2d88b" officeooo:paragraph-rsid="02b2d88b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fo:color="#222222" loext:opacity="100%" style:font-name="Times New Roman1" fo:font-size="14pt" officeooo:paragraph-rsid="029e471a" style:font-size-asian="14pt" style:font-name-complex="Times New Roman2" style:font-size-complex="13.5pt"/>
    </style:style>
    <style:style style:name="P35" style:family="paragraph" style:parent-style-name="Text_20_body">
      <style:paragraph-properties fo:text-align="start" style:justify-single-word="false"/>
      <style:text-properties style:font-name="Times New Roman" officeooo:rsid="029f48a4" officeooo:paragraph-rsid="029f48a4"/>
    </style:style>
    <style:style style:name="P36" style:family="paragraph" style:parent-style-name="Text_20_body">
      <style:text-properties officeooo:rsid="02a86310" officeooo:paragraph-rsid="02a7ab7f"/>
    </style:style>
    <style:style style:name="P37" style:family="paragraph" style:parent-style-name="Text_20_body">
      <style:text-properties officeooo:rsid="02b86881" officeooo:paragraph-rsid="02b86881"/>
    </style:style>
    <style:style style:name="P38" style:family="paragraph" style:parent-style-name="Standard" style:master-page-name="First_20_Page">
      <style:paragraph-properties fo:margin-left="0cm" fo:margin-right="1.499cm" fo:margin-top="0cm" fo:margin-bottom="0cm" style:contextual-spacing="false" fo:text-align="center" style:justify-single-word="false" fo:text-indent="1.249cm" style:auto-text-indent="false" style:page-number="auto"/>
      <style:text-properties style:font-name="Times New Roman1" fo:font-size="14pt" officeooo:paragraph-rsid="0251b067" style:font-size-asian="14pt" style:font-name-complex="Times New Roman2" style:font-size-complex="14pt"/>
    </style:style>
    <style:style style:name="P39" style:family="paragraph" style:parent-style-name="Standard">
      <style:paragraph-properties fo:text-align="justify" style:justify-single-word="false"/>
      <style:text-properties style:font-name="Times New Roman1" fo:font-size="14pt" officeooo:rsid="029f48a4" officeooo:paragraph-rsid="029f48a4" style:font-size-asian="14pt" style:font-name-complex="Times New Roman2" style:font-size-complex="14pt"/>
    </style:style>
    <style:style style:name="P40" style:family="paragraph" style:parent-style-name="Table_20_Contents">
      <style:paragraph-properties fo:text-align="end" style:justify-single-word="false"/>
      <style:text-properties style:font-name="Times New Roman5" fo:font-size="14pt" officeooo:rsid="02b86881" officeooo:paragraph-rsid="006fba76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ba670e" officeooo:paragraph-rsid="02ba6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Heading_20_1">
      <style:text-properties officeooo:rsid="029c6af4" officeooo:paragraph-rsid="029c6af4"/>
    </style:style>
    <style:style style:name="P43" style:family="paragraph" style:parent-style-name="Heading_20_1">
      <style:paragraph-properties fo:break-before="page"/>
      <style:text-properties officeooo:rsid="029f48a4" officeooo:paragraph-rsid="029f48a4"/>
    </style:style>
    <style:style style:name="P44" style:family="paragraph" style:parent-style-name="Heading_20_1">
      <style:paragraph-properties fo:break-before="page"/>
      <style:text-properties officeooo:rsid="02a21bf4" officeooo:paragraph-rsid="02a21bf4"/>
    </style:style>
    <style:style style:name="P45" style:family="paragraph" style:parent-style-name="Heading_20_1">
      <style:paragraph-properties fo:break-before="page"/>
      <style:text-properties officeooo:rsid="02a7ab7f" officeooo:paragraph-rsid="02a7ab7f"/>
    </style:style>
    <style:style style:name="P46" style:family="paragraph" style:parent-style-name="Heading_20_1">
      <style:paragraph-properties fo:break-before="page"/>
      <style:text-properties officeooo:rsid="02aa58df" officeooo:paragraph-rsid="02aa58df"/>
    </style:style>
    <style:style style:name="P47" style:family="paragraph" style:parent-style-name="Heading_20_1">
      <style:paragraph-properties fo:break-before="page"/>
      <style:text-properties officeooo:rsid="02aea85e" officeooo:paragraph-rsid="02aea85e"/>
    </style:style>
    <style:style style:name="P48" style:family="paragraph" style:parent-style-name="Heading_20_1">
      <style:paragraph-properties fo:break-before="page"/>
      <style:text-properties officeooo:rsid="02b18514" officeooo:paragraph-rsid="02b18514"/>
    </style:style>
    <style:style style:name="P49" style:family="paragraph" style:parent-style-name="Heading_20_1">
      <style:paragraph-properties fo:break-before="page"/>
      <style:text-properties officeooo:rsid="02b3da1b" officeooo:paragraph-rsid="02b3da1b"/>
    </style:style>
    <style:style style:name="P50" style:family="paragraph" style:parent-style-name="Heading_20_2">
      <style:paragraph-properties fo:text-align="center" style:justify-single-word="false"/>
      <style:text-properties style:font-name="Times New Roman" fo:font-style="italic" officeooo:rsid="029c6af4" officeooo:paragraph-rsid="029c6af4" style:font-style-asian="italic" style:font-style-complex="italic"/>
    </style:style>
    <style:style style:name="P51" style:family="paragraph" style:parent-style-name="Heading_20_2">
      <style:paragraph-properties fo:text-align="center" style:justify-single-word="false"/>
      <style:text-properties style:font-name="Times New Roman" officeooo:rsid="029f48a4" officeooo:paragraph-rsid="029f48a4"/>
    </style:style>
    <style:style style:name="P52" style:family="paragraph" style:parent-style-name="Heading_20_4">
      <style:text-properties officeooo:rsid="02ad5755" officeooo:paragraph-rsid="02ad5755"/>
    </style:style>
    <style:style style:name="P53" style:family="paragraph" style:parent-style-name="Text_20_body">
      <style:paragraph-properties fo:text-align="start" style:justify-single-word="false"/>
      <style:text-properties style:font-name="Times New Roman" officeooo:rsid="029f48a4" officeooo:paragraph-rsid="029f48a4"/>
    </style:style>
    <style:style style:name="P54" style:family="paragraph" style:parent-style-name="Text_20_body" style:list-style-name="L1">
      <style:paragraph-properties fo:text-align="justify" style:justify-single-word="false"/>
      <style:text-properties officeooo:paragraph-rsid="02b3da1b"/>
    </style:style>
    <style:style style:name="P55" style:family="paragraph" style:parent-style-name="Text_20_body" style:list-style-name="L1">
      <style:paragraph-properties fo:text-align="justify" style:justify-single-word="false"/>
      <style:text-properties officeooo:rsid="02b6b37c" officeooo:paragraph-rsid="02b6b37c"/>
    </style:style>
    <style:style style:name="P56" style:family="paragraph" style:parent-style-name="Text_20_body" style:list-style-name="L1">
      <style:paragraph-properties fo:text-align="justify" style:justify-single-word="false"/>
      <style:text-properties officeooo:rsid="02b77c34" officeooo:paragraph-rsid="02b77c34"/>
    </style:style>
    <style:style style:name="P57" style:family="paragraph" style:parent-style-name="Text_20_body">
      <style:text-properties officeooo:rsid="02a86310" officeooo:paragraph-rsid="02a7ab7f"/>
    </style:style>
    <style:style style:name="T1" style:family="text">
      <style:text-properties fo:font-size="14pt" fo:language="ru" fo:country="RU" fo:font-weight="normal" officeooo:rsid="006d21b7" style:font-size-asian="14pt" style:font-weight-asian="normal" style:font-size-complex="14pt" style:font-weight-complex="normal"/>
    </style:style>
    <style:style style:name="T2" style:family="text">
      <style:text-properties fo:font-size="14pt" fo:language="ru" fo:country="RU" fo:font-weight="normal" officeooo:rsid="006fba76" style:font-size-asian="14pt" style:font-weight-asian="normal" style:font-size-complex="14pt" style:font-weight-complex="normal"/>
    </style:style>
    <style:style style:name="T3" style:family="text">
      <style:text-properties officeooo:rsid="028a1c66"/>
    </style:style>
    <style:style style:name="T4" style:family="text">
      <style:text-properties style:font-name="Times New Roman" fo:font-size="14pt" fo:language="ru" fo:country="RU" fo:font-weight="normal" officeooo:rsid="029abac0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language="ru" fo:country="RU" fo:font-weight="normal" officeooo:rsid="02b86881" style:font-size-asian="14pt" style:font-weight-asian="normal" style:font-size-complex="14pt" style:font-weight-complex="normal"/>
    </style:style>
    <style:style style:name="T6" style:family="text">
      <style:text-properties officeooo:rsid="0298a0dd"/>
    </style:style>
    <style:style style:name="T7" style:family="text">
      <style:text-properties officeooo:rsid="029abac0"/>
    </style:style>
    <style:style style:name="T8" style:family="text">
      <style:text-properties style:font-name="Times New Roman1" fo:font-size="14pt" style:font-size-asian="14pt" style:font-name-complex="Times New Roman2" style:font-size-complex="14pt"/>
    </style:style>
    <style:style style:name="T9" style:family="text">
      <style:text-properties style:font-name="Times New Roman1" fo:font-size="14pt" officeooo:rsid="029abac0" style:font-size-asian="14pt" style:font-name-complex="Times New Roman2" style:font-size-complex="14pt"/>
    </style:style>
    <style:style style:name="T10" style:family="text">
      <style:text-properties style:font-name="Times New Roman1" fo:font-size="14pt" officeooo:rsid="029f48a4" style:font-size-asian="14pt" style:font-name-complex="Times New Roman2" style:font-size-complex="14pt"/>
    </style:style>
    <style:style style:name="T11" style:family="text">
      <style:text-properties style:font-name="Times New Roman1" fo:font-size="14pt" officeooo:rsid="02b86881" style:font-size-asian="14pt" style:font-name-complex="Times New Roman2" style:font-size-complex="14pt"/>
    </style:style>
    <style:style style:name="T12" style:family="text">
      <style:text-properties fo:color="#000000" loext:opacity="100%" style:font-name="Times New Roman1" fo:font-size="14pt" style:font-size-asian="14pt" style:font-name-complex="Times New Roman2" style:font-size-complex="13.5pt"/>
    </style:style>
    <style:style style:name="T13" style:family="text">
      <style:text-properties fo:color="#000000" loext:opacity="100%" style:font-name="Times New Roman1" fo:font-size="14pt" fo:font-style="italic" style:font-size-asian="14pt" style:font-style-asian="italic" style:font-name-complex="Times New Roman2" style:font-size-complex="13.5pt"/>
    </style:style>
    <style:style style:name="T14" style:family="text">
      <style:text-properties officeooo:rsid="02a7ab7f"/>
    </style:style>
    <style:style style:name="T15" style:family="text">
      <style:text-properties officeooo:rsid="02ae6f76"/>
    </style:style>
    <style:style style:name="T16" style:family="text">
      <style:text-properties officeooo:rsid="02b3a21a"/>
    </style:style>
    <style:style style:name="T17" style:family="text">
      <style:text-properties officeooo:rsid="02b4d55f"/>
    </style:style>
    <style:style style:name="T18" style:family="text">
      <style:text-properties style:font-name="Times New Roman4" officeooo:rsid="02b4d55f"/>
    </style:style>
    <style:style style:name="T19" style:family="text">
      <style:text-properties officeooo:rsid="02b6b37c"/>
    </style:style>
    <style:style style:name="T20" style:family="text">
      <style:text-properties officeooo:rsid="02b8688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tab/>МИНИСТЕРСТВО ОБРАЗОВАНИЯ И НАУКИ РОССИЙСКОЙ ФЕДЕРАЦИИ</text:p>
      <text:p text:style-name="P9">Федеральное государственное бюджетное образовательное учреждение</text:p>
      <text:p text:style-name="P9">высшего образования</text:p>
      <text:p text:style-name="P9">«Московский Авиационный Институт</text:p>
      <text:p text:style-name="P9">(Национальный Исследовательский Университет)»</text:p>
      <text:p text:style-name="P9">ФАКУЛЬТЕТ ИНФОРМАЦИОННЫХ ТЕХНОЛОГИЙ И ПРИКЛАДНОЙ МАТЕМАТИКОЙ</text:p>
      <text:p text:style-name="P9">Кафедра вычислительной математики и программирования</text:p>
      <text:p text:style-name="P22"/>
      <text:p text:style-name="P22"/>
      <text:p text:style-name="P22"/>
      <text:p text:style-name="P22"/>
      <text:p text:style-name="P22"/>
      <text:p text:style-name="P8">Курсовой проект </text:p>
      <text:p text:style-name="P6"><text:span text:style-name="T8">по курсу «</text:span><text:span text:style-name="T11">Алгоритмы и структуры данных</text:span><text:span text:style-name="T9">»</text:span><text:span text:style-name="T8"> </text:span><text:span text:style-name="T9">2</text:span><text:span text:style-name="T8"> семестра</text:span></text:p>
      <text:p text:style-name="P7">Задание <text:span text:style-name="T6">6</text:span><text:span text:style-name="T3">. </text:span><text:span text:style-name="T7">Обработка последовательной фаловой структуры</text:span></text:p>
      <text:p text:style-name="P4"/>
      <text:p text:style-name="P3"/>
      <text:p text:style-name="P3"/>
      <text:p text:style-name="P3"/>
      <text:p text:style-name="P3"/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14">Студент:</text:p>
          </table:table-cell>
          <table:table-cell table:style-name="Таблица4.B1" office:value-type="string">
            <text:p text:style-name="P15">Диёров Д.У</text:p>
          </table:table-cell>
        </table:table-row>
        <table:table-row>
          <table:table-cell table:style-name="Таблица4.A2" office:value-type="string">
            <text:p text:style-name="P14">Группа:</text:p>
          </table:table-cell>
          <table:table-cell table:style-name="Таблица4.B2" office:value-type="string">
            <text:p text:style-name="P12">М80 - 10<text:span text:style-name="T20">7</text:span>Б - <text:span text:style-name="T20">22</text:span></text:p>
          </table:table-cell>
        </table:table-row>
        <table:table-row>
          <table:table-cell table:style-name="Таблица4.A2" office:value-type="string">
            <text:p text:style-name="P14">Преподаватель:</text:p>
          </table:table-cell>
          <table:table-cell table:style-name="Таблица4.B3" office:value-type="string">
            <text:p text:style-name="P40">Аносова Н.П.</text:p>
          </table:table-cell>
        </table:table-row>
        <table:table-row>
          <table:table-cell table:style-name="Таблица4.A2" office:value-type="string">
            <text:p text:style-name="P14">Подпись:</text:p>
          </table:table-cell>
          <table:table-cell table:style-name="Таблица4.B4" office:value-type="string">
            <text:p text:style-name="P13"/>
          </table:table-cell>
        </table:table-row>
        <table:table-row>
          <table:table-cell table:style-name="Таблица4.A2" office:value-type="string">
            <text:p text:style-name="P14">Оценка:</text:p>
          </table:table-cell>
          <table:table-cell table:style-name="Таблица4.B5" office:value-type="string">
            <text:p text:style-name="P13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М</text:span><text:span text:style-name="T2">осква, </text:span><text:span text:style-name="T4">20</text:span><text:span text:style-name="T5">23</text:span></text:p>
      <text:p text:style-name="P11"><text:s text:c="5"/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3"><text:a xlink:type="simple" xlink:href="#__RefHeading___Toc820_418547613" text:style-name="Index_20_Link" text:visited-style-name="Index_20_Link">Задача<text:tab/>3</text:a></text:p>
          <text:p text:style-name="P24"><text:a xlink:type="simple" xlink:href="#__RefHeading___Toc3649_4062887682" text:style-name="Index_20_Link" text:visited-style-name="Index_20_Link">Общее задание<text:tab/>3</text:a></text:p>
          <text:p text:style-name="P24"><text:a xlink:type="simple" xlink:href="#__RefHeading___Toc3651_4062887682" text:style-name="Index_20_Link" text:visited-style-name="Index_20_Link">Вариант 22<text:tab/>3</text:a></text:p>
          <text:p text:style-name="P23"><text:a xlink:type="simple" xlink:href="#__RefHeading___Toc3653_4062887682" text:style-name="Index_20_Link" text:visited-style-name="Index_20_Link">Общий метод решения<text:tab/>4</text:a></text:p>
          <text:p text:style-name="P23"><text:a xlink:type="simple" xlink:href="#__RefHeading___Toc3655_4062887682" text:style-name="Index_20_Link" text:visited-style-name="Index_20_Link">Общие сведения о программе<text:tab/>5</text:a></text:p>
          <text:p text:style-name="P23"><text:a xlink:type="simple" xlink:href="#__RefHeading___Toc3657_4062887682" text:style-name="Index_20_Link" text:visited-style-name="Index_20_Link">функциональное назначение<text:tab/>6</text:a></text:p>
          <text:p text:style-name="P23"><text:a xlink:type="simple" xlink:href="#__RefHeading___Toc3659_4062887682" text:style-name="Index_20_Link" text:visited-style-name="Index_20_Link">описание программы<text:tab/>7</text:a></text:p>
          <text:p text:style-name="P23"><text:a xlink:type="simple" xlink:href="#__RefHeading___Toc5267_4062887682" text:style-name="Index_20_Link" text:visited-style-name="Index_20_Link">описание функции программы<text:tab/>8</text:a></text:p>
          <text:p text:style-name="P23"><text:a xlink:type="simple" xlink:href="#__RefHeading___Toc5269_4062887682" text:style-name="Index_20_Link" text:visited-style-name="Index_20_Link">Используемые переменные<text:tab/>9</text:a></text:p>
          <text:p text:style-name="P23"><text:a xlink:type="simple" xlink:href="#__RefHeading___Toc5271_4062887682" text:style-name="Index_20_Link" text:visited-style-name="Index_20_Link">входные значения<text:tab/>10</text:a></text:p>
          <text:p text:style-name="P25"><text:a xlink:type="simple" xlink:href="#__RefHeading___Toc5273_4062887682" text:style-name="Index_20_Link" text:visited-style-name="Index_20_Link">test.txt:<text:tab/>10</text:a></text:p>
          <text:p text:style-name="P25"><text:a xlink:type="simple" xlink:href="#__RefHeading___Toc5275_4062887682" text:style-name="Index_20_Link" text:visited-style-name="Index_20_Link">test2.txt<text:tab/>10</text:a></text:p>
          <text:p text:style-name="P25"><text:a xlink:type="simple" xlink:href="#__RefHeading___Toc5277_4062887682" text:style-name="Index_20_Link" text:visited-style-name="Index_20_Link">test3.txt<text:tab/>11</text:a></text:p>
          <text:p text:style-name="P23"><text:a xlink:type="simple" xlink:href="#__RefHeading___Toc5279_4062887682" text:style-name="Index_20_Link" text:visited-style-name="Index_20_Link">протокол<text:tab/>12</text:a></text:p>
        </text:index-body>
      </text:table-of-content>
      <text:h text:style-name="P42" text:outline-level="1"><text:bookmark-start text:name="__RefHeading___Toc820_418547613"/>Задача<text:bookmark-end text:name="__RefHeading___Toc820_418547613"/></text:h>
      <text:h text:style-name="P50" text:outline-level="2"><text:bookmark-start text:name="__RefHeading___Toc3649_4062887682"/>Общее задание<text:bookmark-end text:name="__RefHeading___Toc3649_4062887682"/></text:h>
      <text:p text:style-name="P27"><text:span text:style-name="T12">Разработать последовательную структуру данных для представления простейшей базы данных на файлах в СП Си в соответствии с заданным вариантом. Составить программу генерации внешнего нетекстового файла заданной структуры, содержащего представительный набор записей (15-20). Распечатать одержимое сгенерированного файла в виде таблицы и выполнить над ним заданное действие для 2-3 значений параметров запроса </text:span><text:span text:style-name="T13">р</text:span><text:span text:style-name="T12">, распечатав результат. </text:span></text:p>
      <text:p text:style-name="P34">Действие по выборе данных из файла оформить с параметрами запроса, вводимыми из стандартного входного текстового файла, или получаемых из стандартной строки ввода UNIX. Получение параметров из командной строки производится с помощью стандартных библиотечных функций argc и argv.</text:p>
      <text:p text:style-name="P34">Число наборов текстов должно быть не менее трех.</text:p>
      <text:p text:style-name="P34"/>
      <text:h text:style-name="P51" text:outline-level="2"><text:bookmark-start text:name="__RefHeading___Toc3651_4062887682"/>Вариант 22<text:bookmark-end text:name="__RefHeading___Toc3651_4062887682"/></text:h>
      <text:p text:style-name="P35">Таблица 1 — задание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21">Содержимое и структура данных</text:p>
          </table:table-cell>
          <table:table-cell table:style-name="Table1.B1" office:value-type="string">
            <text:p text:style-name="P20">Сведения о <text:span text:style-name="T20">компьютере: Оперативная память (ГБ), HDD (ГБ), видеопамять</text:span></text:p>
          </table:table-cell>
        </table:table-row>
        <table:table-row>
          <table:table-cell table:style-name="Table1.A2" office:value-type="string">
            <text:p text:style-name="P17">Действия</text:p>
          </table:table-cell>
          <table:table-cell table:style-name="Table1.B2" office:value-type="string">
            <text:p text:style-name="P17">Найти <text:span text:style-name="T20">по ключу сведения о компьютере.</text:span></text:p>
          </table:table-cell>
        </table:table-row>
      </table:table>
      <text:p text:style-name="P35"/>
      <text:h text:style-name="P43" text:outline-level="1"><text:bookmark-start text:name="__RefHeading___Toc3653_4062887682"/>Общий метод решения<text:bookmark-end text:name="__RefHeading___Toc3653_4062887682"/></text:h>
      <text:p text:style-name="P26"><text:span text:style-name="T8">Создаем </text:span><text:span text:style-name="T10">3 </text:span><text:span text:style-name="T8">текстовы</text:span><text:span text:style-name="T10">х</text:span><text:span text:style-name="T8"> файл</text:span><text:span text:style-name="T10">а</text:span><text:span text:style-name="T8">, в которы</text:span><text:span text:style-name="T10">е</text:span><text:span text:style-name="T8"> записываем все исходные данные. </text:span><text:span text:style-name="T10">(по 15 студентов на файл).</text:span></text:p>
      <text:p text:style-name="P10"/>
      <text:p text:style-name="P10">Считываем файл, указанный в 1 аргументе командной оболочки, в обусловленном формате, выводим в виде таблицы, создаём условие, фильтруем студентов, подходящих под условие и выводим их в виде таблицы. Повторяем эту операцию трижды.</text:p>
      <text:p text:style-name="P28"/>
      <text:h text:style-name="P44" text:outline-level="1"><text:bookmark-start text:name="__RefHeading___Toc3657_4062887682"/>функциональное назначение<text:bookmark-end text:name="__RefHeading___Toc3657_4062887682"/></text:h>
      <text:p text:style-name="P29">Задача программы состоит в считывании текстового файла в корректном формате; записи данных в память программы и фильтрации студентов по критериям. В файле содержатся данные по студентам: каждый студент представлен в файле строкой, где строки — это набор данных через пробел.</text:p>
      <text:p text:style-name="P30"/>
      <text:h text:style-name="P45" text:outline-level="1"><text:bookmark-start text:name="__RefHeading___Toc5267_4062887682"/>описание функции программы<text:bookmark-end text:name="__RefHeading___Toc5267_4062887682"/></text:h>
      <text:p text:style-name="P31">Таблица 2 — функции программы</text:p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Функция/выражение</text:p>
          </table:table-cell>
          <table:table-cell table:style-name="Table2.B1" office:value-type="string">
            <text:p text:style-name="P19">Описание</text:p>
          </table:table-cell>
        </table:table-row>
        <table:table-row table:style-name="Table2.1">
          <table:table-cell table:style-name="Table2.A2" office:value-type="string">
            <text:p text:style-name="P18">FILE *file</text:p>
          </table:table-cell>
          <table:table-cell table:style-name="Table2.B2" office:value-type="string">
            <text:p text:style-name="P18">Объявление дескриптора файла</text:p>
          </table:table-cell>
        </table:table-row>
        <table:table-row table:style-name="Table2.1">
          <table:table-cell table:style-name="Table2.A2" office:value-type="string">
            <text:p text:style-name="P16"><text:span text:style-name="T14">f</text:span>open(filename, "r");</text:p>
          </table:table-cell>
          <table:table-cell table:style-name="Table2.B2" office:value-type="string">
            <text:p text:style-name="P18">Открывает файл в режиме считывания текста</text:p>
          </table:table-cell>
        </table:table-row>
        <table:table-row table:style-name="Table2.1">
          <table:table-cell table:style-name="Table2.A2" office:value-type="string">
            <text:p text:style-name="P18">calloc(count, sizeof(Student));</text:p>
          </table:table-cell>
          <table:table-cell table:style-name="Table2.B2" office:value-type="string">
            <text:p text:style-name="P18">Возвращает указатель на 1 байт выделенной памяти для массива с элементами Student</text:p>
          </table:table-cell>
        </table:table-row>
        <table:table-row table:style-name="Table2.5">
          <table:table-cell table:style-name="Table2.A2" office:value-type="string">
            <text:p text:style-name="P18">feof(file)</text:p>
          </table:table-cell>
          <table:table-cell table:style-name="Table2.B2" office:value-type="string">
            <text:p text:style-name="P18">Проверяет, достиг ли файл конца</text:p>
          </table:table-cell>
        </table:table-row>
        <table:table-row table:style-name="Table2.5">
          <table:table-cell table:style-name="Table2.A2" office:value-type="string">
            <text:p text:style-name="P18">fscanf</text:p>
          </table:table-cell>
          <table:table-cell table:style-name="Table2.B2" office:value-type="string">
            <text:p text:style-name="P18">Считывает данные из файла в указанном формате</text:p>
          </table:table-cell>
        </table:table-row>
        <table:table-row table:style-name="Table2.5">
          <table:table-cell table:style-name="Table2.A2" office:value-type="string">
            <text:p text:style-name="P18">printf</text:p>
          </table:table-cell>
          <table:table-cell table:style-name="Table2.B2" office:value-type="string">
            <text:p text:style-name="P18">Печатает текст и переменные в указанном формате</text:p>
          </table:table-cell>
        </table:table-row>
        <table:table-row table:style-name="Table2.5">
          <table:table-cell table:style-name="Table2.A2" office:value-type="string">
            <text:p text:style-name="P41">SELECT</text:p>
          </table:table-cell>
          <table:table-cell table:style-name="Table2.B2" office:value-type="string">
            <text:p text:style-name="P41">Запрос означает выбрать студента и найти комплектующие по ключу</text:p>
          </table:table-cell>
        </table:table-row>
        <table:table-row table:style-name="Table2.5">
          <table:table-cell table:style-name="Table2.A2" office:value-type="string">
            <text:p text:style-name="P18">fclose(file)</text:p>
          </table:table-cell>
          <table:table-cell table:style-name="Table2.B2" office:value-type="string">
            <text:p text:style-name="P18">Закрывает файл</text:p>
          </table:table-cell>
        </table:table-row>
      </table:table>
      <text:p text:style-name="P36"/>
      <text:p text:style-name="P36"/>
      <text:h text:style-name="P46" text:outline-level="1"><text:bookmark-start text:name="__RefHeading___Toc5271_4062887682"/>входные значения<text:bookmark-end text:name="__RefHeading___Toc5271_4062887682"/></text:h>
      <text:h text:style-name="P52" text:outline-level="4"><text:bookmark-start text:name="__RefHeading___Toc5273_4062887682"/><text:span text:style-name="T15">t</text:span>est.txt:<text:bookmark-end text:name="__RefHeading___Toc5273_4062887682"/></text:h>
      <text:p text:style-name="P37">Diyorov 1 2 3</text:p>
      <text:p text:style-name="P37">Krylov 2 4 6</text:p>
      <text:p text:style-name="P37">Bortakovskiy 3 2 4</text:p>
      <text:p text:style-name="P37">Panteleev 3 2 7</text:p>
      <text:p text:style-name="P37">Krylova 4 3 9</text:p>
      <text:p text:style-name="P37"/>
      <text:h text:style-name="P47" text:outline-level="1"><text:bookmark-start text:name="__RefHeading___Toc5279_4062887682"/>протокол<text:bookmark-end text:name="__RefHeading___Toc5279_4062887682"/></text:h>
      <text:p text:style-name="P32"/>
      <text:p text:style-name="P32">#include &lt;algorithm&gt;</text:p>
      <text:p text:style-name="P32">#include &lt;fstream&gt;</text:p>
      <text:p text:style-name="P32">#include &lt;iostream&gt;</text:p>
      <text:p text:style-name="P32">#include &lt;random&gt;</text:p>
      <text:p text:style-name="P32">#include &lt;sstream&gt;</text:p>
      <text:p text:style-name="P32">#include &lt;string&gt;</text:p>
      <text:p text:style-name="P32">#include &lt;utility&gt;</text:p>
      <text:p text:style-name="P32">#include &lt;vector&gt;</text:p>
      <text:p text:style-name="P32">using namespace std;</text:p>
      <text:p text:style-name="P32">using ll = int64_t;</text:p>
      <text:p text:style-name="P32"/>
      <text:p text:style-name="P32">mt19937 rng(1);</text:p>
      <text:p text:style-name="P32">struct comp {</text:p>
      <text:p text:style-name="P32"><text:s text:c="2"/>ll RAM;</text:p>
      <text:p text:style-name="P32"><text:s text:c="2"/>string CP;</text:p>
      <text:p text:style-name="P32"><text:s text:c="2"/>ll memory;</text:p>
      <text:p text:style-name="P32">};</text:p>
      <text:p text:style-name="P32"/>
      <text:p text:style-name="P32">bool cmp(pair&lt;ll, string&gt; a, pair&lt;ll, string&gt; b) { return a.second &lt; b.second; }</text:p>
      <text:p text:style-name="P32">bool cmp1(pair&lt;ll, ll&gt; a, pair&lt;ll, ll&gt; b) { return a.first &lt; b.first; }</text:p>
      <text:p text:style-name="P32">bool cmp2(pair&lt;ll, comp&gt; a, pair&lt;ll, comp&gt; b) { return a.first &lt; b.first; }</text:p>
      <text:p text:style-name="P32">bool operator&lt;(pair&lt;ll, string&gt; a, pair&lt;ll, string&gt; b) {</text:p>
      <text:p text:style-name="P32"><text:s text:c="2"/>return a.second &lt; b.second;</text:p>
      <text:p text:style-name="P32">}</text:p>
      <text:p text:style-name="P32">bool operator&gt;(pair&lt;ll, string&gt; a, pair&lt;ll, string&gt; b) {</text:p>
      <text:p text:style-name="P32"><text:s text:c="2"/>return a.second &gt; b.second;</text:p>
      <text:p text:style-name="P32">}</text:p>
      <text:p text:style-name="P32">bool operator==(pair&lt;ll, string&gt; a, pair&lt;ll, string&gt; b) {</text:p>
      <text:p text:style-name="P32"><text:s text:c="2"/>return a.second == b.second;</text:p>
      <text:p text:style-name="P32"><text:soft-page-break/>}</text:p>
      <text:p text:style-name="P32">ll bin_ser_user(string s, vector&lt;pair&lt;ll, string&gt;&gt; user) {</text:p>
      <text:p text:style-name="P32"><text:s text:c="2"/>// vector&lt;pair&lt;ll, string&gt;&gt;* p;</text:p>
      <text:p text:style-name="P32"><text:s text:c="2"/>for (pair&lt;ll, string&gt; a : user) {</text:p>
      <text:p text:style-name="P32"><text:tab/>if (a.second == s) {</text:p>
      <text:p text:style-name="P32"/>
      <text:p text:style-name="P32"><text:tab/> <text:s/>return a.first;</text:p>
      <text:p text:style-name="P32"><text:tab/>}</text:p>
      <text:p text:style-name="P32"><text:s text:c="2"/>}</text:p>
      <text:p text:style-name="P32"><text:s text:c="2"/>return 0;</text:p>
      <text:p text:style-name="P32">}</text:p>
      <text:p text:style-name="P32"/>
      <text:p text:style-name="P32">void bin_ser_comp(ll a, vector&lt;pair&lt;ll, comp&gt;&gt; num) {</text:p>
      <text:p text:style-name="P32"><text:s text:c="2"/>if (a == 0) {</text:p>
      <text:p text:style-name="P32"><text:tab/>cout &lt;&lt; "Error\n";</text:p>
      <text:p text:style-name="P32"><text:s text:c="2"/>}</text:p>
      <text:p text:style-name="P32"><text:s text:c="2"/>ll l = 0;</text:p>
      <text:p text:style-name="P32"><text:s text:c="2"/>ll r = num.size() - 1;</text:p>
      <text:p text:style-name="P32"><text:s text:c="2"/>while (l &lt;= r - 1) {</text:p>
      <text:p text:style-name="P32"><text:tab/>ll m = (l + r) / 2;</text:p>
      <text:p text:style-name="P32"><text:tab/>if (a == num[m].first) {</text:p>
      <text:p text:style-name="P32"><text:tab/> <text:s/>cout &lt;&lt; num[m].second.RAM &lt;&lt; " " &lt;&lt; num[m].second.CP</text:p>
      <text:p text:style-name="P32"><text:tab/><text:tab/> <text:s text:c="2"/>&lt;&lt; " "&lt;&lt; num[m].second.memory &lt;&lt; endl;</text:p>
      <text:p text:style-name="P32"><text:tab/> <text:s/>return;</text:p>
      <text:p text:style-name="P32"><text:tab/>} else if (a &gt; num[m].first) {</text:p>
      <text:p text:style-name="P32"><text:tab/> <text:s/>l = m;</text:p>
      <text:p text:style-name="P32"><text:tab/>} else if (a &lt; num[m].first) {</text:p>
      <text:p text:style-name="P32"><text:tab/> <text:s/>r = m;</text:p>
      <text:p text:style-name="P32"><text:tab/>}</text:p>
      <text:p text:style-name="P32"><text:s text:c="2"/>}</text:p>
      <text:p text:style-name="P32"><text:s text:c="2"/>cout &lt;&lt; "Error\n";</text:p>
      <text:p text:style-name="P32"><text:soft-page-break/>}</text:p>
      <text:p text:style-name="P32"/>
      <text:p text:style-name="P32">ll bin_ser_num(ll a, vector&lt;pair&lt;ll, ll&gt;&gt; num) {</text:p>
      <text:p text:style-name="P32"><text:s text:c="2"/>if (a == 0) {</text:p>
      <text:p text:style-name="P32"><text:tab/>return 0;</text:p>
      <text:p text:style-name="P32"><text:s text:c="2"/>}</text:p>
      <text:p text:style-name="P32"><text:s text:c="2"/>ll l = 0;</text:p>
      <text:p text:style-name="P32"><text:s text:c="2"/>ll r = num.size() - 1;</text:p>
      <text:p text:style-name="P32"><text:s text:c="2"/>while (l &lt;= r - 1) {</text:p>
      <text:p text:style-name="P32"><text:tab/>ll m = (l + r) / 2;</text:p>
      <text:p text:style-name="P32"><text:tab/>if (a == num[m].first) {</text:p>
      <text:p text:style-name="P32"><text:tab/> <text:s/>return num[m].second;</text:p>
      <text:p text:style-name="P32"><text:tab/>} else if (a &gt; num[m].first) {</text:p>
      <text:p text:style-name="P32"><text:tab/> <text:s/>l = m;</text:p>
      <text:p text:style-name="P32"><text:tab/>} else if (a &lt; num[m].first) {</text:p>
      <text:p text:style-name="P32"><text:tab/> <text:s/>r = m;</text:p>
      <text:p text:style-name="P32"><text:tab/>}</text:p>
      <text:p text:style-name="P32"><text:s text:c="2"/>}</text:p>
      <text:p text:style-name="P32"><text:s text:c="2"/>return 0;</text:p>
      <text:p text:style-name="P32">}</text:p>
      <text:p text:style-name="P32"/>
      <text:p text:style-name="P32">void ans(string s, vector&lt;pair&lt;ll, ll&gt;&gt; num, vector&lt;pair&lt;ll, string&gt;&gt; user,</text:p>
      <text:p text:style-name="P32"><text:tab/><text:tab/> vector&lt;pair&lt;ll, comp&gt;&gt; comp_db) {</text:p>
      <text:p text:style-name="P32"><text:s text:c="2"/>bin_ser_comp(bin_ser_num(bin_ser_user(s, user), num), comp_db);</text:p>
      <text:p text:style-name="P32">}</text:p>
      <text:p text:style-name="P32"/>
      <text:p text:style-name="P32">int main() {</text:p>
      <text:p text:style-name="P32"><text:s text:c="2"/>ifstream file;</text:p>
      <text:p text:style-name="P32"><text:s text:c="2"/>file.open("in.txt", ios::in);</text:p>
      <text:p text:style-name="P32"><text:s text:c="2"/>ifstream input("in.txt");</text:p>
      <text:p text:style-name="P32"><text:s text:c="2"/>string line;</text:p>
      <text:p text:style-name="P32"><text:soft-page-break/><text:s text:c="2"/>vector&lt;pair&lt;ll, string&gt;&gt; user;</text:p>
      <text:p text:style-name="P32"><text:s text:c="2"/>vector&lt;pair&lt;ll, comp&gt;&gt; comp_db;</text:p>
      <text:p text:style-name="P32"><text:s text:c="2"/>vector&lt;pair&lt;ll, ll&gt;&gt; num;</text:p>
      <text:p text:style-name="P32"><text:s text:c="2"/>while (getline(input, line)) {</text:p>
      <text:p text:style-name="P32"><text:tab/>comp cp;</text:p>
      <text:p text:style-name="P32"><text:tab/>string name;</text:p>
      <text:p text:style-name="P32"><text:tab/>stringstream ss(line);</text:p>
      <text:p text:style-name="P32"><text:tab/>ss &gt;&gt; name &gt;&gt; cp.RAM &gt;&gt; cp.CP &gt;&gt; cp.memory;</text:p>
      <text:p text:style-name="P32"><text:tab/>ll i = rng();</text:p>
      <text:p text:style-name="P32"><text:tab/>user.push_back({i, name});</text:p>
      <text:p text:style-name="P32"><text:tab/>ll j = rng();</text:p>
      <text:p text:style-name="P32"><text:tab/>comp_db.push_back({j, cp});</text:p>
      <text:p text:style-name="P32"><text:tab/>num.push_back({i, j});</text:p>
      <text:p text:style-name="P32"><text:s text:c="2"/>}</text:p>
      <text:p text:style-name="P32"><text:s text:c="2"/>sort(user.begin(), user.end(), cmp);</text:p>
      <text:p text:style-name="P32"><text:s text:c="2"/>sort(num.begin(), num.end(), cmp1);</text:p>
      <text:p text:style-name="P32"><text:s text:c="2"/>sort(comp_db.begin(), comp_db.end(), cmp2);</text:p>
      <text:p text:style-name="P32"><text:s text:c="2"/>string s;</text:p>
      <text:p text:style-name="P32"><text:s text:c="2"/>cin &gt;&gt; s;</text:p>
      <text:p text:style-name="P32"><text:s text:c="2"/>if (s == "SELECT") {</text:p>
      <text:p text:style-name="P32"><text:tab/>string e;</text:p>
      <text:p text:style-name="P32"><text:tab/>cin &gt;&gt; e;</text:p>
      <text:p text:style-name="P32"><text:tab/>ans(e, num, user, comp_db);</text:p>
      <text:p text:style-name="P32"><text:s text:c="2"/>} else {</text:p>
      <text:p text:style-name="P32"><text:tab/>cout &lt;&lt; "Error\n";</text:p>
      <text:p text:style-name="P32"><text:s text:c="2"/>}</text:p>
      <text:p text:style-name="P32">}</text:p>
      <text:h text:style-name="P48" text:outline-level="1">заключение</text:h>
      <text:p text:style-name="P33">Я научился работать с базами данных в виде текстовых файлах, научился делать простейшие запросы к этой базе и применять к ней фильтры по значениям, <text:span text:style-name="T16">в частности, я реализовал запросы, в которых нужно выбрать </text:span><text:span text:style-name="T20">юзера.</text:span></text:p>
      <text:h text:style-name="P49" text:outline-level="1">Список используемых источников</text:h>
      <text:list xml:id="list2051595679" text:style-name="L1">
        <text:list-item>
          <text:p text:style-name="P54">Функция calloc [Электронный ресурс]. URL: <text:a xlink:type="simple" xlink:href="http://www.c-cpp.ru/content/calloc" text:style-name="Internet_20_link" text:visited-style-name="Visited_20_Internet_20_Link">http://www.c-cpp.ru/content/</text:a><text:a xlink:type="simple" xlink:href="http://www.c-cpp.ru/content/calloc" text:style-name="Internet_20_link" text:visited-style-name="Visited_20_Internet_20_Link"><text:span text:style-name="T17">calloc</text:span></text:a> (Дата обращения: <text:span text:style-name="T19">0</text:span><text:span text:style-name="T18">8</text:span>.0<text:span text:style-name="T17">4</text:span>.2020).</text:p>
        </text:list-item>
        <text:list-item>
          <text:p text:style-name="P55">Функция realloc [Электронный ресурс]. URL: <text:a xlink:type="simple" xlink:href="https://en.cppreference.com/w/c/memory/realloc" text:style-name="Internet_20_link" text:visited-style-name="Visited_20_Internet_20_Link">https://en.cppreference.com/w/c/memory/realloc</text:a> (Дата обращения: 08.04.2020)</text:p>
        </text:list-item>
        <text:list-item>
          <text:p text:style-name="P56">Функция fopen [Электронный ресурс]. URL: <text:a xlink:type="simple" xlink:href="https://en.cppreference.com/w/c/io/fopen" text:style-name="Internet_20_link" text:visited-style-name="Visited_20_Internet_20_Link">https://en.cppreference.com/w/c/io/fopen</text:a> (Дата обращения 08.04.2020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Italic" style:font-family-generic="roman"/>
    <style:font-face style:name="Times New Roman4" svg:font-family="'Times New Roman'" style:font-adornments="Regular" style:font-family-generic="roman"/>
    <style:font-face style:name="Times New Roman5" svg:font-family="'Times New Roman'" style:font-adornments="Обычный" style:font-family-generic="roman" style:font-pitch="variable"/>
    <style:font-face style:name="Times New Roman6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4" fo:font-family="'Times New Roman'" style:font-style-name="Regular" style:font-family-generic="roman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4" fo:font-family="'Times New Roman'" style:font-style-name="Regular" style:font-family-generic="roman"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contextual-spacing="false" fo:text-align="center" style:justify-single-word="false" fo:orphans="0" fo:widows="0" style:page-number="auto" fo:break-before="page"/>
      <style:text-properties fo:text-transform="uppercase" style:font-name="Times New Roman6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КП" style:family="paragraph" style:parent-style-name="Standard" style:master-page-name="">
      <style:paragraph-properties fo:margin-left="0cm" fo:margin-right="0cm" fo:line-height="150%" fo:text-align="justify" style:justify-single-word="false" fo:hyphenation-ladder-count="no-limit" fo:text-indent="1.251cm" style:auto-text-indent="false" style:page-number="auto"/>
      <style:text-properties style:font-name="Times New Roman" fo:font-family="'Times New Roman'" style:font-family-generic="roman" fo:font-size="14pt" fo:hyphenate="true" fo:hyphenation-remain-char-count="2" fo:hyphenation-push-char-count="2" loext:hyphenation-no-caps="false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text-transform="uppercase" style:font-name="Times New Roman5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4" fo:font-family="'Times New Roman'" style:font-style-name="Regular" style:font-family-generic="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center" style:justify-single-word="false" style:page-number="auto"/>
      <style:text-properties style:font-name="Times New Roman3" fo:font-family="'Times New Roman'" style:font-style-name="Italic" style:font-family-generic="roman" fo:font-size="115%" fo:font-style="italic" fo:font-weight="normal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1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24c0f1a" officeooo:paragraph-rsid="024c0f1a"/>
    </style:style>
    <style:page-layout style:name="Mpm1">
      <style:page-layout-properties fo:page-width="21.006cm" fo:page-height="29.693cm" style:num-format="1" style:print-orientation="portrait" fo:margin-top="2.007cm" fo:margin-bottom="1.245cm" fo:margin-left="2.997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31T18:15:27.777000000</meta:creation-date>
    <dc:date>2023-06-03T14:32:47.076082378</dc:date>
    <meta:editing-duration>P2DT10H23M52S</meta:editing-duration>
    <meta:editing-cycles>605</meta:editing-cycles>
    <meta:generator>LibreOffice/7.3.7.2$Linux_X86_64 LibreOffice_project/30$Build-2</meta:generator>
    <meta:print-date>2019-11-26T08:56:34.296000000</meta:print-date>
    <meta:document-statistic meta:table-count="3" meta:image-count="0" meta:object-count="0" meta:page-count="13" meta:paragraph-count="197" meta:word-count="896" meta:character-count="6089" meta:non-whitespace-character-count="5239"/>
  </office:meta>
</office:document-meta>
</file>